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Arial Black" fo:font-size="18pt" officeooo:rsid="0006c125" officeooo:paragraph-rsid="0006c125" style:font-size-asian="18pt" style:font-size-complex="18pt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Arial Black" officeooo:rsid="0006c125" officeooo:paragraph-rsid="0006c125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Arial Black" fo:font-size="16pt" officeooo:rsid="0006c125" officeooo:paragraph-rsid="0006c125" style:font-size-asian="16pt" style:font-size-complex="16pt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Arial Black" fo:font-size="15pt" officeooo:rsid="0006c125" officeooo:paragraph-rsid="0006c125" style:font-size-asian="15pt" style:font-size-complex="15pt"/>
    </style:style>
    <style:style style:name="P5" style:family="paragraph" style:parent-style-name="Standard">
      <style:paragraph-properties style:writing-mode="lr-tb"/>
      <style:text-properties officeooo:rsid="0006c125" officeooo:paragraph-rsid="0006c125"/>
    </style:style>
    <style:style style:name="P6" style:family="paragraph" style:parent-style-name="Standard">
      <style:paragraph-properties style:writing-mode="lr-tb"/>
      <style:text-properties fo:font-size="16pt" fo:font-weight="bold" officeooo:rsid="0006c125" officeooo:paragraph-rsid="0006c125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4pt" fo:font-weight="bold" officeooo:rsid="0006c125" officeooo:paragraph-rsid="0006c12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officeooo:rsid="0006c125" officeooo:paragraph-rsid="0006c125" style:font-size-asian="14pt" style:font-size-complex="14pt"/>
    </style:style>
    <style:style style:name="P9" style:family="paragraph" style:parent-style-name="Standard">
      <style:paragraph-properties fo:break-before="page" style:writing-mode="lr-tb"/>
      <style:text-properties fo:font-size="16pt" officeooo:rsid="0006c125" officeooo:paragraph-rsid="0006c125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stenibilidad aplicada al sistema productivo</text:p>
      <text:p text:style-name="P2"/>
      <text:p text:style-name="P2"/>
      <text:p text:style-name="P2"/>
      <text:p text:style-name="P2"/>
      <text:p text:style-name="P3">James Edward Nuñez Cuzcano</text:p>
      <text:p text:style-name="P2"/>
      <text:p text:style-name="P2"/>
      <text:p text:style-name="P2"/>
      <text:p text:style-name="P2"/>
      <text:p text:style-name="P2"/>
      <text:p text:style-name="P4">UD1 – Actividad 2<text:tab/><text:tab/><text:tab/>Limites planetario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tab/>--Agua dulce--</text:p>
      <text:p text:style-name="P5"/>
      <text:p text:style-name="P7">-¿Que causas han llevado a superar estos limites?</text:p>
      <text:p text:style-name="P8"/>
      <text:p text:style-name="P8">El uso excesivo de agua en agricultura, industria y ciudades, junto con la contaminación de ríos y acuíferos, ha reducido la cantidad de agua dulce disponible. El cambio climático también altera las lluvias y agrava la escasez.</text:p>
      <text:p text:style-name="P8"/>
      <text:p text:style-name="P7">-¿Que consecuencias para la vida y el planeta tiene superarlos?</text:p>
      <text:p text:style-name="P8"/>
      <text:p text:style-name="P8">Escasez de agua para consumo, pérdida de ecosistemas acuáticos, menor producción de alimentos y conflictos por el acceso al agua.</text:p>
      <text:p text:style-name="P8"/>
      <text:p text:style-name="P7">-Que vinculación tiene cada limite con cuestiones cotidianas de nuestra vidas?¿Y con nuestro sector productivo?</text:p>
      <text:p text:style-name="P8"/>
      <text:p text:style-name="P8">En la vida diaria, el derroche de agua y el consumo de productos que requieren mucha para fabricarse afectan este límite. En el sector tecnológico y de desarrollo web, los centros de datos consumen mucha agua para enfriamiento, por lo que usar servicios eficientes y sostenibles ayuda a reducir el impacto.</text:p>
      <text:p text:style-name="P8"/>
      <text:p text:style-name="P9"><text:span text:style-name="T1"><text:tab/>--Cambio en usos del suelo--</text:span></text:p>
      <text:p text:style-name="P5"/>
      <text:p text:style-name="P7">-¿Que causas han llevado a superar estos limites?</text:p>
      <text:p text:style-name="P8"/>
      <text:p text:style-name="P8">La deforestación, la expansión de ciudades y la agricultura intensiva han transformado grandes áreas naturales, reduciendo bosques y ecosistemas.</text:p>
      <text:p text:style-name="P8"/>
      <text:p text:style-name="P7">-¿Que consecuencias para la vida y el planeta tiene superarlos?</text:p>
      <text:p text:style-name="P8"/>
      <text:p text:style-name="P8">Pérdida de biodiversidad, aumento de emisiones de CO₂, alteración del clima y degradación del suelo, lo que afecta la producción de alimentos y los hábitats naturales.</text:p>
      <text:p text:style-name="P8"/>
      <text:p text:style-name="P7">-Que vinculación tiene cada limite con cuestiones cotidianas de nuestra vidas?¿Y con nuestro sector productivo?</text:p>
      <text:p text:style-name="P8"/>
      <text:p text:style-name="P8">En la vida diaria, el consumo de productos agrícolas, carne o madera impulsa el cambio de uso del suelo. En el sector tecnológico, el uso de energía y materiales para fabricar equipos o mantener servidores también contribuye indirectamente a la demanda de recursos y suelo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10:51:03.544429200</meta:creation-date>
    <dc:date>2025-10-13T18:27:27.524376700</dc:date>
    <meta:editing-duration>PT14M58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17" meta:word-count="289" meta:character-count="1848" meta:non-whitespace-character-count="1574"/>
  </office:meta>
</office:document-meta>
</file>